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Time: 6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2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24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31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40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48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6945" calcext:value-type="float">
            <text:p>81.6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6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69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1897" calcext:value-type="float">
            <text:p>97.1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75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84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4.1599" calcext:value-type="float">
            <text:p>74.159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90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8.0098" calcext:value-type="float">
            <text:p>88.0098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96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14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7.8675" calcext:value-type="float">
            <text:p>87.8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20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26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3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39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47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3352" calcext:value-type="float">
            <text:p>98.3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53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7353" calcext:value-type="float">
            <text:p>93.7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59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6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81" calcext:value-type="float">
            <text:p>99.6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74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84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98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4496" calcext:value-type="float">
            <text:p>91.4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204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4674" calcext:value-type="float">
            <text:p>81.46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258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1.8446" calcext:value-type="float">
            <text:p>81.844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264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0006" calcext:value-type="float">
            <text:p>99.0006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273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281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288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298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329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336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2181" calcext:value-type="float">
            <text:p>82.218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34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7.42" calcext:value-type="float">
            <text:p>67.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44:58.722609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48:27.27531940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4" meta:object-count="0"/>
  </office:meta>
</office:document-meta>
</file>